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07cm"/>
    </style:style>
    <style:style style:name="P1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.407cm" svg:height="1.072cm" svg:x="8.993cm" svg:y="2.028cm">
          <draw:text-box>
            <text:p text:style-name="P1"><text:span text:style-name="T1">流程圖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4-07-15T18:02:23.69</dc:date>
    <dc:creator>峰澐 林</dc:creator>
    <meta:editing-duration>PT45S</meta:editing-duration>
    <meta:editing-cycles>2</meta:editing-cycles>
    <meta:generator>OpenOffice/4.1.12$Win32 OpenOffice.org_project/4112m1$Build-9809</meta:generator>
    <meta:document-statistic meta:object-count="1"/>
  </office:meta>
</office:document-meta>
</file>